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7722c" officeooo:paragraph-rsid="0007722c"/>
    </style:style>
    <style:style style:name="P2" style:family="paragraph" style:parent-style-name="Standard">
      <style:text-properties style:text-underline-style="solid" style:text-underline-width="auto" style:text-underline-color="font-color" officeooo:rsid="0007722c" officeooo:paragraph-rsid="0007722c"/>
    </style:style>
    <style:style style:name="P3" style:family="paragraph" style:parent-style-name="Standard">
      <style:text-properties fo:font-style="italic" officeooo:rsid="0007722c" officeooo:paragraph-rsid="0007722c" style:font-style-asian="italic" style:font-style-complex="italic"/>
    </style:style>
    <style:style style:name="P4" style:family="paragraph" style:parent-style-name="Standard">
      <style:text-properties officeooo:paragraph-rsid="0007722c"/>
    </style:style>
    <style:style style:name="P5" style:family="paragraph" style:parent-style-name="Standard">
      <style:text-properties fo:font-style="italic" officeooo:rsid="0007722c" officeooo:paragraph-rsid="0007722c" style:font-style-asian="italic" style:font-style-complex="italic"/>
    </style:style>
    <style:style style:name="P6" style:family="paragraph" style:parent-style-name="Text_20_body">
      <style:paragraph-properties fo:text-align="center" style:justify-single-word="false"/>
      <style:text-properties fo:font-style="italic" officeooo:rsid="0007722c" officeooo:paragraph-rsid="0007722c" style:font-style-asian="italic" style:font-style-complex="italic"/>
    </style:style>
    <style:style style:name="P7" style:family="paragraph" style:parent-style-name="Text_20_body">
      <style:paragraph-properties fo:text-align="center" style:justify-single-word="false"/>
    </style:style>
    <style:style style:name="T1" style:family="text">
      <style:text-properties fo:color="#ff8000" officeooo:rsid="0007722c"/>
    </style:style>
    <style:style style:name="T2" style:family="text">
      <style:text-properties fo:color="#ff0000" officeooo:rsid="0007722c"/>
    </style:style>
    <style:style style:name="T3" style:family="text">
      <style:text-properties fo:color="#729fcf" officeooo:rsid="0007722c"/>
    </style:style>
    <style:style style:name="T4" style:family="text">
      <style:text-properties fo:color="#069a2e" officeooo:rsid="0008373a"/>
    </style:style>
    <style:style style:name="T5" style:family="text">
      <style:text-properties fo:color="#069a2e" officeooo:rsid="0007722c"/>
    </style:style>
    <style:style style:name="T6" style:family="text">
      <style:text-properties officeooo:rsid="0008373a"/>
    </style:style>
    <style:style style:name="T7" style:family="text">
      <style:text-properties officeooo:rsid="0007722c"/>
    </style:style>
    <style:style style:name="T8" style:family="text">
      <style:text-properties fo:color="#c9211e" officeooo:rsid="0008373a"/>
    </style:style>
    <style:style style:name="T9" style:family="text">
      <style:text-properties fo:color="#bbe33d" officeooo:rsid="0008373a"/>
    </style:style>
    <style:style style:name="T10" style:family="text">
      <style:text-properties fo:font-weight="bold" style:font-weight-asian="bold" style:font-weight-complex="bold"/>
    </style:style>
    <style:style style:name="T11" style:family="text">
      <style:text-properties fo:background-color="#ffff00" loext:char-shading-value="0"/>
    </style:style>
    <style:style style:name="T12" style:family="text">
      <style:text-properties fo:background-color="#ffff00" loext:char-shading-value="0"/>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ítulo en negrita</text:p>
      <text:h text:style-name="Heading_20_1" text:outline-level="1">Heading <text:span text:style-name="T6">uno</text:span></text:h>
      <text:h text:style-name="Heading_20_1" text:outline-level="1">Heading <text:span text:style-name="T6">dos</text:span></text:h>
      <text:p text:style-name="P4"><text:span text:style-name="T1">Texto</text:span><text:span text:style-name="T7"> </text:span><text:span text:style-name="T2">en</text:span><text:span text:style-name="T7"> </text:span><text:span text:style-name="T3">muchos</text:span><text:span text:style-name="T7"> </text:span><text:span text:style-name="T5">colores, </text:span><text:span text:style-name="T8">más</text:span><text:span text:style-name="T4"> </text:span><text:span text:style-name="T9">colores</text:span></text:p>
      <text:p text:style-name="P1"/>
      <text:p text:style-name="P2">Texto subrayado <text:span text:style-name="T6">más largo</text:span></text:p>
      <text:p text:style-name="P1"/>
      <text:p text:style-name="P3">Texto en cursiva <text:span text:style-name="T6">más extenso</text:span></text:p>
      <text:p text:style-name="P3"/>
      <text:p text:style-name="P6">Vestibulum eu diam ante. Nullam cursus dapibus turpis, et ornare odio rhoncus ac. Pellentesque leo arcu, dapibus in nulla vitae, faucibus feugiat arcu. Cras lectus libero, mollis non nibh non, aliquam placerat metus. Quisque a lectus sit amet velit sollicitudin blandit non a sem. Nam ut mollis purus. Maecenas tincidunt hendrerit mollis. <text:span text:style-name="T10">Vivamus metus mi</text:span>, eleifend quis lacinia vitae, cursus et ipsum. Nullam tempor gravida fermentum. Maecenas nec porttitor libero. Pellentesque habitant morbi tristique senectus et netus et malesuada fames ac turpis egestas. Praesent blandit ornare risus ac tempor. </text:p>
      <text:section text:style-name="Sect1" text:name="lipsum">
        <text:p text:style-name="P7">Sed euismod magna vitae massa finibus, fringilla rhoncus elit venenatis. Duis commodo sed enim vitae luctus. Duis at cursus lacus. Quisque aliquet aliquam est, sed imperdiet dui scelerisque a. Morbi eget aliquam justo. Suspendisse non malesuada nisi, vitae hendrerit nulla. Vivamus pharetra tellus ut turpis dignissim laoreet. <text:span text:style-name="T12">Fusce imperdiet viverra eros, vel mattis risus faucibus sed</text:span>. Vestibulum tristique ac lacus et volutpat. Vestibulum dolor eros, venenatis vel fermentum at, molestie id diam. Morbi nunc massa, ultrices quis dictum in, luctus at ligula. Duis non leo at mauris consequat ornare et eu tellus. In sollicitudin, est sit amet dapibus ornare, nulla orci vulputate quam, sit amet porttitor magna sem vel nibh. </text:p>
        <text:p text:style-name="P7">Ut quis dolor ac leo porttitor sollicitudin. Nullam sit amet ornare felis. Ut quam metus, dictum in augue ac, convallis dapibus eros. Donec varius auctor dui. Nulla ligula arcu, maximus pulvinar commodo et, laoreet at orci. Mauris dapibus augue eros, congue laoreet neque vehicula eu. Vivamus eget laoreet odio. Vivamus felis elit, laoreet faucibus diam quis, facilisis efficitur nulla. Vestibulum lacinia posuere nisi vitae tristique. </text:p>
        <text:p text:style-name="P7">Nullam pellentesque odio luctus dictum imperdiet. Sed a enim non nunc convallis pharetra eu sed odio. Proin nec quam quis sapien eleifend dictum. Phasellus scelerisque consectetur augue at dapibus. Nunc ornare vehicula eros quis consequat. Nunc sapien nibh, malesuada id consectetur ut, molestie vitae dui. In hac habitasse platea dictumst. Ut sapien nunc, egestas sed efficitur nec, eleifend ac mi. Quisque sodales aliquet porta. </text:p>
        <text:p text:style-name="P7">Nam efficitur, ante vitae lobortis viverra, felis libero tristique diam, vitae finibus mauris sem id diam. Donec blandit aliquet risus. Phasellus volutpat massa ac pharetra ullamcorper. Maecenas commodo <text:soft-page-break/>viverra sagittis. In vitae lectus volutpat, auctor lacus id, elementum tortor. Sed varius eros nisi, ac elementum elit mollis et. Mauris eget rutrum lorem. Nulla sit amet magna tellus. Donec vitae volutpat erat, id euismod ligula. Pellentesque nec leo magna. Praesent et laoreet est, sit amet convallis eros. Nunc a leo arcu. Suspendisse ultricies sollicitudin ex eu tempor. Donec commodo elit et nulla scelerisque mollis. Sed pulvinar, velit eget accumsan malesuada, eros neque viverra quam, eget mollis turpis purus vitae purus. Fusce eget lectus turpis. </text:p>
      </text:section>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G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G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0T18:00:38.571415373</meta:creation-date>
    <dc:date>2022-05-20T18:20:48.652526002</dc:date>
    <meta:editing-duration>PT3M23S</meta:editing-duration>
    <meta:editing-cycles>3</meta:editing-cycles>
    <meta:generator>LibreOffice/6.4.7.2$Linux_X86_64 LibreOffice_project/40$Build-2</meta:generator>
    <meta:document-statistic meta:table-count="0" meta:image-count="0" meta:object-count="0" meta:page-count="2" meta:paragraph-count="11" meta:word-count="463" meta:character-count="3084" meta:non-whitespace-character-count="2627"/>
  </office:meta>
</office:document-meta>
</file>